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ailadmin.com/blog/angular-dashboard-templates" text:style-name="Internet_20_link" text:visited-style-name="Visited_20_Internet_20_Link">15+ Free Angular Dashboard Templates for 2025 | TailAdmin</text:a> </text:p>
      <text:p text:style-name="Standard"/>
      <text:p text:style-name="Text_20_body">เข้าใจเลยครับ!<text:line-break/>ถ้ารู้สึกว่า <text:span text:style-name="Strong_20_Emphasis">ngx-admin</text:span> ที่มากับ Angular 12-13 แล้วเจอปัญหาการอัปเดตยุ่งยาก ลองเปลี่ยนไปใช้ <text:span text:style-name="Strong_20_Emphasis">CoreUI Angular Admin</text:span> ก็เป็นไอเดียที่ดีมากนะครับ</text:p>
      <text:p text:style-name="Horizontal_20_Line"/>
      <text:h text:style-name="Heading_20_2" text:outline-level="2">CoreUI Angular Admin เหมาะกับใคร?</text:h>
      <text:list text:style-name="L1">
        <text:list-item>
          <text:p text:style-name="P1">อยากได้ <text:span text:style-name="Strong_20_Emphasis">Admin Dashboard</text:span> ที่ทันสมัย</text:p>
        </text:list-item>
        <text:list-item>
          <text:p text:style-name="P1">รองรับ Angular เวอร์ชันล่าสุด (15 ขึ้นไป) แบบ official</text:p>
        </text:list-item>
        <text:list-item>
          <text:p text:style-name="P1">มี UI components ที่ครบครัน พร้อม Bootstrap-based ทำให้แต่งหน้าตาง่าย</text:p>
        </text:list-item>
        <text:list-item>
          <text:p text:style-name="P1">ช่วยลดเวลาในการสร้างระบบได้เยอะ</text:p>
        </text:list-item>
      </text:list>
      <text:p text:style-name="Horizontal_20_Line"/>
      <text:h text:style-name="Heading_20_2" text:outline-level="2">ข้อดีของ CoreUI Angular Admin</text:h>
      <text:list text:style-name="L2">
        <text:list-item>
          <text:p text:style-name="P2">อัปเดตตาม Angular อย่างรวดเร็ว</text:p>
        </text:list-item>
        <text:list-item>
          <text:p text:style-name="P2">โครงสร้างโปรเจกต์เข้าใจง่าย</text:p>
        </text:list-item>
        <text:list-item>
          <text:p text:style-name="P2">Bootstrap 5 รองรับ responsive และ mobile-friendly</text:p>
        </text:list-item>
        <text:list-item>
          <text:p text:style-name="P2">เอกสารและตัวอย่างชัดเจน</text:p>
        </text:list-item>
        <text:list-item>
          <text:p text:style-name="P2">ฟรีเวอร์ชันให้ลองก่อน ถ้าต้องการฟีเจอร์ขั้นสูงสามารถซื้อแบบ Pro ได้</text:p>
        </text:list-item>
      </text:list>
      <text:p text:style-name="Horizontal_20_Line"/>
      <text:h text:style-name="Heading_20_2" text:outline-level="2">การเริ่มต้นง่ายๆ กับ CoreUI Angular Admin</text:h>
      <text:list text:style-name="L3">
        <text:list-item>
          <text:p text:style-name="P3">สร้างโปรเจกต์ Angular ใหม่ (เวอร์ชัน 15+)</text:p>
        </text:list-item>
      </text:list>
      <text:p text:style-name="Preformatted_20_Text"><text:span text:style-name="Source_20_Text">ng new kornpassorn-care-webui</text:span></text:p>
      <text:p text:style-name="P4"><text:span text:style-name="Source_20_Text">cd kornpassorn-care-webui</text:span></text:p>
      <text:list text:style-name="L4">
        <text:list-item>
          <text:p text:style-name="P5">ติดตั้ง CoreUI Angular</text:p>
        </text:list-item>
      </text:list>
      <text:p text:style-name="P4"><text:span text:style-name="Source_20_Text">npm install @coreui/angular @coreui/coreui bootstrap</text:span></text:p>
      <text:list text:style-name="L5">
        <text:list-item>
          <text:p text:style-name="P6">เพิ่ม Bootstrap CSS ใน <text:span text:style-name="Source_20_Text">angular.json</text:span></text:p>
        </text:list-item>
      </text:list>
      <text:p text:style-name="Preformatted_20_Text"><text:span text:style-name="Source_20_Text">"styles": [</text:span></text:p>
      <text:p text:style-name="Preformatted_20_Text"><text:span text:style-name="Source_20_Text"><text:s text:c="2"/>"node_modules/bootstrap/dist/css/bootstrap.min.css",</text:span></text:p>
      <text:p text:style-name="Preformatted_20_Text"><text:span text:style-name="Source_20_Text"><text:s text:c="2"/>"src/styles.css"</text:span></text:p>
      <text:p text:style-name="P4"><text:span text:style-name="Source_20_Text">]</text:span></text:p>
      <text:list text:style-name="L6">
        <text:list-item>
          <text:p text:style-name="P7">เริ่มใช้ CoreUI components ตามตัวอย่างใน <text:a xlink:type="simple" xlink:href="https://coreui.io/angular/" text:style-name="Internet_20_link" text:visited-style-name="Visited_20_Internet_20_Link">CoreUI Angular Docs</text:a></text:p>
        </text:list-item>
      </text:list>
      <text:p text:style-name="Horizontal_20_Line"><text:soft-page-break/></text:p>
      <text:p text:style-name="Text_20_body">ถ้าสนใจ ผมช่วยหา starter template หรือโครงสร้างตัวอย่างที่เหมาะกับโปรเจกต์ดูแลผู้สูงอายุให้ได้นะครับ<text:line-break/>หรือถ้ามีคำถามเรื่องการ migrate หรือใช้งาน CoreUI ก็บอกได้เลย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23:56:30.185817100</meta:creation-date>
    <dc:date>2025-06-18T23:57:56.827970000</dc:date>
    <meta:editing-duration>PT1M26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26" meta:word-count="541" meta:character-count="1099" meta:non-whitespace-character-count="1009"/>
  </office:meta>
</office:document-meta>
</file>